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100000148D22E2789A5460A47.png" manifest:media-type="image/png"/>
  <manifest:file-entry manifest:full-path="Pictures/1000172D000010E100001107162AA30B821AB603.svg" manifest:media-type="image/svg+xml"/>
  <manifest:file-entry manifest:full-path="Pictures/10000201000000A3000000A5B61416722374D76C.png" manifest:media-type="image/png"/>
  <manifest:file-entry manifest:full-path="Pictures/10000201000000A3000000A53135C291F6AEFCF1.png" manifest:media-type="image/png"/>
  <manifest:file-entry manifest:full-path="Pictures/10000201000000A3000000A5B85B56AA94A3F7DE.png" manifest:media-type="image/png"/>
  <manifest:file-entry manifest:full-path="Pictures/100017E6000010E100001107FB2935A4CCFB6843.svg" manifest:media-type="image/svg+xml"/>
  <manifest:file-entry manifest:full-path="Pictures/10000201000000A3000000A5646686E18A37F4D1.png" manifest:media-type="image/png"/>
  <manifest:file-entry manifest:full-path="Pictures/1000183E000010E10000110725E698D12CBA95C8.svg" manifest:media-type="image/svg+xml"/>
  <manifest:file-entry manifest:full-path="Pictures/10000201000000A3000000A5864DE5D6D74A1846.png" manifest:media-type="image/png"/>
  <manifest:file-entry manifest:full-path="Pictures/100017F2000010E100001107BC9667BCD4E12353.svg" manifest:media-type="image/svg+xml"/>
  <manifest:file-entry manifest:full-path="Pictures/10001822000010E10000110783ADFD80BA94B680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81cm" draw:marker-start-width="0.321cm" draw:marker-end-width="0.321cm" draw:fill="solid" draw:fill-color="#bee3d3" draw:opacity="48%" draw:opacity-name="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0.659cm" fo:min-width="0.409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bee3d3" draw:opacity="48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91cm" svg:x="2.651cm" svg:y="5.14cm">
          <draw:image xlink:href="Pictures/100002010000014100000148D22E2789A5460A47.png" xlink:type="simple" xlink:show="embed" xlink:actuate="onLoad">
            <text:p/>
          </draw:image>
        </draw:frame>
        <draw:frame draw:style-name="gr1" draw:text-style-name="P1" draw:layer="layout" svg:width="1.27cm" svg:height="1.27cm" svg:x="5.826cm" svg:y="4.81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1" draw:text-style-name="P1" draw:layer="layout" svg:width="1.27cm" svg:height="1.27cm" svg:x="5.699cm" svg:y="9.763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604cm" svg:y="5.31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4.937cm" svg:y="8.239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5.953cm" svg:y="6.588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842cm" svg:y="7.985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2.905cm" svg:y="9.001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8.239cm" svg:y="6.588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9.128cm" svg:y="4.683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858cm" svg:y="9.382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2" draw:text-style-name="P2" draw:layer="layout" svg:width="6.518cm" svg:height="0.962cm" svg:x="3.286cm" svg:y="2.778cm">
          <draw:text-box>
            <text:p>Convenience Sample</text:p>
          </draw:text-box>
        </draw:frame>
        <draw:polygon draw:style-name="gr3" draw:text-style-name="P3" draw:layer="layout" svg:width="2.564cm" svg:height="5.18cm" draw:transform="rotate (-0.197396738400559) translate (5.44500044903046cm 4.55599775486149cm)" svg:viewBox="0 0 2565 5181" draw:points="0,0 1943,0 2117,1519 2565,2466 1768,3661 1843,4682 0,5181 672,2715">
          <text:p/>
        </draw:polygon>
        <draw:frame draw:style-name="gr1" draw:text-style-name="P1" draw:layer="layout" svg:width="1.27cm" svg:height="1.27cm" svg:x="8.493cm" svg:y="7.858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9.255cm" svg:y="9.001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4.302cm" svg:y="10.14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9.763cm" svg:y="6.715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842cm" svg:y="10.906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1" draw:text-style-name="P1" draw:layer="layout" svg:width="1.27cm" svg:height="1.27cm" svg:x="15.478cm" svg:y="14.843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1" draw:text-style-name="P1" draw:layer="layout" svg:width="1.27cm" svg:height="1.27cm" svg:x="14.843cm" svg:y="23.73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5.097cm" svg:y="18.907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10.906cm" svg:y="15.478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3.192cm" svg:y="23.606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9.509cm" svg:y="16.113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7.129cm" svg:y="19.415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14.081cm" svg:y="15.859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2" draw:text-style-name="P2" draw:layer="layout" svg:width="4.553cm" svg:height="0.962cm" svg:x="11.56cm" svg:y="13.246cm">
          <draw:text-box>
            <text:p>Quota Sample</text:p>
          </draw:text-box>
        </draw:frame>
        <draw:frame draw:style-name="gr1" draw:text-style-name="P1" draw:layer="layout" svg:width="1.27cm" svg:height="1.27cm" svg:x="11.287cm" svg:y="20.685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367cm" svg:y="18.399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14.589cm" svg:y="22.46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0.906cm" svg:y="17.00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5.478cm" svg:y="16.113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1" draw:text-style-name="P1" draw:layer="layout" svg:width="1.27cm" svg:height="1.27cm" svg:x="9.509cm" svg:y="17.76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303cm" svg:y="17.76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0.906cm" svg:y="18.653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3.065cm" svg:y="22.209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5.859cm" svg:y="20.431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14.462cm" svg:y="20.177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14.208cm" svg:y="17.383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custom-shape draw:style-name="gr4" draw:text-style-name="P4" draw:layer="layout" svg:width="1.397cm" svg:height="1.397cm" svg:x="11.16cm" svg:y="2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2.938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3.065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5.351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4.081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5.732cm" svg:y="2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6.24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0.779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9.382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2.17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1.27cm" svg:height="1.27cm" svg:x="11.668cm" svg:y="6.334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1" draw:text-style-name="P1" draw:layer="layout" svg:width="1.27cm" svg:height="1.27cm" svg:x="12.684cm" svg:y="5.191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4.556cm" svg:y="6.842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4.175cm" svg:y="5.191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8.112cm" svg:y="9.509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4.556cm" svg:y="8.493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0.779cm" svg:y="8.112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6.715cm" svg:y="4.302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2" draw:text-style-name="P2" draw:layer="layout" svg:width="5.392cm" svg:height="0.962cm" svg:x="4.81cm" svg:y="1.943cm">
          <draw:text-box>
            <text:p>Snowball Sample</text:p>
          </draw:text-box>
        </draw:frame>
        <draw:frame draw:style-name="gr1" draw:text-style-name="P1" draw:layer="layout" svg:width="1.27cm" svg:height="1.27cm" svg:x="10.906cm" svg:y="4.556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9.255cm" svg:y="3.667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6.207cm" svg:y="7.22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8.112cm" svg:y="5.06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9.255cm" svg:y="7.985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frame draw:style-name="gr1" draw:text-style-name="P1" draw:layer="layout" svg:width="1.27cm" svg:height="1.27cm" svg:x="6.588cm" svg:y="8.87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9.509cm" svg:y="9.255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0.017cm" svg:y="6.20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811cm" svg:y="8.11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1.414cm" svg:y="9.509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5.953cm" svg:y="5.699cm">
          <draw:image xlink:href="Pictures/100017F2000010E100001107BC9667BCD4E12353.svg" xlink:type="simple" xlink:show="embed" xlink:actuate="onLoad">
            <text:p/>
          </draw:image>
          <draw:image xlink:href="Pictures/10000201000000A3000000A5B61416722374D76C.png" xlink:type="simple" xlink:show="embed" xlink:actuate="onLoad"/>
        </draw:frame>
        <draw:frame draw:style-name="gr1" draw:text-style-name="P1" draw:layer="layout" svg:width="1.27cm" svg:height="1.27cm" svg:x="7.858cm" svg:y="6.969cm">
          <draw:image xlink:href="Pictures/1000172D000010E100001107162AA30B821AB603.svg" xlink:type="simple" xlink:show="embed" xlink:actuate="onLoad">
            <text:p/>
          </draw:image>
          <draw:image xlink:href="Pictures/10000201000000A3000000A5B85B56AA94A3F7DE.png" xlink:type="simple" xlink:show="embed" xlink:actuate="onLoad"/>
        </draw:frame>
        <draw:custom-shape draw:style-name="gr4" draw:text-style-name="P4" draw:layer="layout" svg:width="1.397cm" svg:height="1.397cm" svg:x="9.89cm" svg:y="6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397cm" svg:height="1.397cm" svg:x="11.28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7.98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0.77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1.568cm" svg:y="6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397cm" svg:height="1.397cm" svg:x="4.075cm" svg:y="5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397cm" svg:height="1.397cm" svg:x="5.826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97cm" svg:height="1.397cm" svg:x="12.784cm" svg:y="8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4cm" svg:height="2.591cm" svg:x="2.016cm" svg:y="5.826cm">
          <draw:image xlink:href="Pictures/100002010000014100000148D22E2789A5460A47.png" xlink:type="simple" xlink:show="embed" xlink:actuate="onLoad">
            <text:p/>
          </draw:image>
        </draw:frame>
        <draw:line draw:style-name="gr5" draw:text-style-name="P4" draw:layer="layout" svg:x1="4.81cm" svg:y1="5.953cm" svg:x2="6.588cm" svg:y2="6.461cm">
          <text:p/>
        </draw:line>
        <draw:line draw:style-name="gr5" draw:text-style-name="P4" draw:layer="layout" svg:x1="6.588cm" svg:y1="6.461cm" svg:x2="10.652cm" svg:y2="6.969cm">
          <text:p/>
        </draw:line>
        <draw:line draw:style-name="gr6" draw:text-style-name="P4" draw:layer="layout" svg:x1="6.588cm" svg:y1="6.461cm" svg:x2="11.541cm" svg:y2="5.318cm">
          <text:p/>
        </draw:line>
        <draw:line draw:style-name="gr5" draw:text-style-name="P4" draw:layer="layout" svg:x1="10.652cm" svg:y1="6.969cm" svg:x2="8.747cm" svg:y2="10.144cm">
          <text:p/>
        </draw:line>
        <draw:line draw:style-name="gr5" draw:text-style-name="P4" draw:layer="layout" svg:x1="10.652cm" svg:y1="6.969cm" svg:x2="13.573cm" svg:y2="8.874cm">
          <text:p/>
        </draw:line>
        <draw:line draw:style-name="gr5" draw:text-style-name="P4" draw:layer="layout" svg:x1="11.541cm" svg:y1="5.191cm" svg:x2="12.303cm" svg:y2="7.096cm">
          <text:p/>
        </draw:line>
        <draw:line draw:style-name="gr5" draw:text-style-name="P4" draw:layer="layout" svg:x1="8.747cm" svg:y1="10.144cm" svg:x2="12.049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8-15T10:00:56.258000000</meta:creation-date>
    <meta:generator>LibreOffice/6.0.5.2$Windows_X86_64 LibreOffice_project/54c8cbb85f300ac59db32fe8a675ff7683cd5a16</meta:generator>
    <dc:date>2018-08-15T10:27:57.291000000</dc:date>
    <dc:creator>George Self</dc:creator>
    <meta:editing-duration>PT26M15S</meta:editing-duration>
    <meta:editing-cycles>5</meta:editing-cycles>
    <meta:document-statistic meta:object-count="86"/>
  </office:meta>
</office:document-meta>
</file>